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acf8" officeooo:paragraph-rsid="0004acf8"/>
    </style:style>
    <style:style style:name="P2" style:family="paragraph" style:parent-style-name="Standard">
      <style:text-properties fo:color="#000000" officeooo:rsid="0004acf8" officeooo:paragraph-rsid="00063a00"/>
    </style:style>
    <style:style style:name="P3" style:family="paragraph" style:parent-style-name="Standard">
      <style:text-properties fo:color="#000000" officeooo:rsid="0004acf8" officeooo:paragraph-rsid="000bf91e"/>
    </style:style>
    <style:style style:name="P4" style:family="paragraph" style:parent-style-name="Standard">
      <style:text-properties fo:color="#000000" officeooo:rsid="0004d847" officeooo:paragraph-rsid="00063a00"/>
    </style:style>
    <style:style style:name="P5" style:family="paragraph" style:parent-style-name="Standard">
      <style:text-properties fo:color="#000000" officeooo:rsid="0004d847" officeooo:paragraph-rsid="0007002b"/>
    </style:style>
    <style:style style:name="P6" style:family="paragraph" style:parent-style-name="Standard">
      <style:text-properties fo:color="#000000" officeooo:rsid="0007002b" officeooo:paragraph-rsid="000e9307"/>
    </style:style>
    <style:style style:name="P7" style:family="paragraph" style:parent-style-name="Standard">
      <style:text-properties fo:color="#000000" officeooo:rsid="000bf91e" officeooo:paragraph-rsid="000bf91e"/>
    </style:style>
    <style:style style:name="P8" style:family="paragraph" style:parent-style-name="Standard">
      <style:text-properties fo:color="#000000" officeooo:rsid="0012119e" officeooo:paragraph-rsid="0012119e"/>
    </style:style>
    <style:style style:name="P9" style:family="paragraph" style:parent-style-name="Standard">
      <style:text-properties fo:color="#000000" officeooo:rsid="0004acf8" officeooo:paragraph-rsid="000bf91e"/>
    </style:style>
    <style:style style:name="P10" style:family="paragraph" style:parent-style-name="Standard">
      <style:text-properties fo:color="#000000" officeooo:rsid="0004acf8" officeooo:paragraph-rsid="0007002b"/>
    </style:style>
    <style:style style:name="P11" style:family="paragraph" style:parent-style-name="Heading_20_1">
      <style:text-properties fo:color="#000000"/>
    </style:style>
    <style:style style:name="P12" style:family="paragraph" style:parent-style-name="Heading_20_2">
      <style:text-properties fo:color="#000000"/>
    </style:style>
    <style:style style:name="P13" style:family="paragraph" style:parent-style-name="Heading_20_4">
      <style:text-properties fo:color="#000000"/>
    </style:style>
    <style:style style:name="P14" style:family="paragraph" style:parent-style-name="Heading_20_3">
      <style:text-properties fo:color="#000000"/>
    </style:style>
    <style:style style:name="T1" style:family="text">
      <style:text-properties officeooo:rsid="0007002b"/>
    </style:style>
    <style:style style:name="T2" style:family="text">
      <style:text-properties officeooo:rsid="000835d0"/>
    </style:style>
    <style:style style:name="T3" style:family="text">
      <style:text-properties officeooo:rsid="000aaea8"/>
    </style:style>
    <style:style style:name="T4" style:family="text">
      <style:text-properties officeooo:rsid="0012119e"/>
    </style:style>
    <style:style style:name="T5" style:family="text">
      <style:text-properties officeooo:rsid="00138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Use Cases for Honors Application</text:h>
      <text:p text:style-name="P1"/>
      <text:h text:style-name="P12" text:outline-level="2">App Use Case<text:span text:style-name="T1">s</text:span></text:h>
      <text:h text:style-name="P14" text:outline-level="3">Users:</text:h>
      <text:p text:style-name="P1">Student – <text:span text:style-name="T3">Olivia</text:span></text:p>
      <text:p text:style-name="P1"/>
      <text:h text:style-name="P13" text:outline-level="4">Cases:</text:h>
      <text:p text:style-name="P7"><text:span text:style-name="T4">Create </text:span>Login</text:p>
      <text:p text:style-name="P8">Modify Settings (local)</text:p>
      <text:p text:style-name="P8">Update Profile <text:span text:style-name="T5">(db)</text:span></text:p>
      <text:p text:style-name="P8">View Checklist</text:p>
      <text:p text:style-name="P8">Complete Requirements <text:span text:style-name="T5">(includes view checklist)</text:span></text:p>
      <text:p text:style-name="P8">View in-progress Requirements</text:p>
      <text:p text:style-name="P3"/>
      <text:p text:style-name="P6">//View <text:span text:style-name="T2">Honors College Twitter/Facebook/Public RSS Feeds/Website/Word Press/Upcoming Events</text:span></text:p>
      <text:p text:style-name="P4">//Check in at event</text:p>
      <text:p text:style-name="P1"/>
      <text:h text:style-name="P12" text:outline-level="2">Admin Use Case<text:span text:style-name="T1">s</text:span></text:h>
      <text:h text:style-name="P13" text:outline-level="4">Users:</text:h>
      <text:p text:style-name="P2">Honors College Employee – <text:span text:style-name="T3">Carlos</text:span></text:p>
      <text:p text:style-name="P2"/>
      <text:h text:style-name="P13" text:outline-level="4">Cases:</text:h>
      <text:p text:style-name="P3">Add New <text:span text:style-name="T4">Handbook</text:span></text:p>
      <text:p text:style-name="P10">Update <text:span text:style-name="T4">Handbook</text:span></text:p>
      <text:p text:style-name="P8">View Stats</text:p>
      <text:p text:style-name="P8"/>
      <text:p text:style-name="P5">//Create check-in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9T13:50:50.243609000</dc:date>
    <meta:editing-duration>PT2H13M16S</meta:editing-duration>
    <meta:editing-cycles>17</meta:editing-cycles>
    <meta:document-statistic meta:table-count="0" meta:image-count="0" meta:object-count="0" meta:page-count="1" meta:paragraph-count="21" meta:word-count="61" meta:character-count="450" meta:non-whitespace-character-count="408"/>
  </office:meta>
</office:document-meta>
</file>